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f27b5" officeooo:paragraph-rsid="001f27b5"/>
    </style:style>
    <style:style style:name="P2" style:family="paragraph" style:parent-style-name="Text_20_body">
      <style:text-properties officeooo:rsid="001f27b5" officeooo:paragraph-rsid="00207c45"/>
    </style:style>
    <style:style style:name="P3" style:family="paragraph" style:parent-style-name="Text_20_body">
      <style:text-properties officeooo:rsid="00207c45" officeooo:paragraph-rsid="00207c45"/>
    </style:style>
    <style:style style:name="T1" style:family="text">
      <style:text-properties officeooo:rsid="00207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ge 3 – Step b</text:p>
      <text:p text:style-name="Text_20_body"/>
      <text:p text:style-name="P1">Total number of users from Nebraska <text:span text:style-name="T1">fan200 </text:span>= 37</text:p>
      <text:p text:style-name="P3">Processing time: 0.0787 seconds</text:p>
      <text:p text:style-name="P3"/>
      <text:p text:style-name="P2">Total number of users from Nebraska <text:span text:style-name="T1">fan10 </text:span>= 37</text:p>
      <text:p text:style-name="P3">Processing time: 0.0648 seconds</text:p>
      <text:p text:style-name="P3"/>
      <text:p text:style-name="P3">Total users between 8-9am fan200: 1519</text:p>
      <text:p text:style-name="P3">Processing time: 0.314 seconds</text:p>
      <text:p text:style-name="P3"/>
      <text:p text:style-name="P3">Total users between 8-9am fan10: 1522</text:p>
      <text:p text:style-name="P3">Processing time: 0.269 seconds</text:p>
      <text:p text:style-name="P3"/>
      <text:p text:style-name="P3">Total Nebraska users between 8am – 9am fan10: 28</text:p>
      <text:p text:style-name="P3">Processing time: 0.114 seconds</text:p>
      <text:p text:style-name="P3"/>
      <text:p text:style-name="P3">Total Nebraska users between 8am – 9am fan200: 28</text:p>
      <text:p text:style-name="P3">Processing time: 0.128 seconds</text:p>
      <text:p text:style-name="P3"/>
      <text:p text:style-name="P3">Nebraska user that send most messages between 8am – 9am fan10: 986</text:p>
      <text:p text:style-name="P3">Processing time: 0.159 seconds</text:p>
      <text:p text:style-name="P3"/>
      <text:p text:style-name="P3">Nebraska user that send most messages between 8am – 9am fan200: 986</text:p>
      <text:p text:style-name="P3">Processing time: 0.161 seconds</text:p>
      <text:p text:style-name="P3"/>
      <text:p text:style-name="P3">Conclusion: It appears as if though the B+ implementation is consistently faster on larger volumes of data, but they’re similar on small amounts of data. Which is to say, if n is small, the results may be negligible. If n is large, the B+ tree implementation wins by large amounts and scales very w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1:21:15.124064724</meta:creation-date>
    <dc:date>2018-11-02T22:43:22.203310185</dc:date>
    <meta:editing-duration>PT27S</meta:editing-duration>
    <meta:editing-cycles>1</meta:editing-cycles>
    <meta:document-statistic meta:table-count="0" meta:image-count="0" meta:object-count="0" meta:page-count="1" meta:paragraph-count="18" meta:word-count="158" meta:character-count="957" meta:non-whitespace-character-count="812"/>
    <meta:generator>LibreOffice/6.0.6.2$Linux_X86_64 LibreOffice_project/00m0$Build-2</meta:generator>
  </office:meta>
</office:document-meta>
</file>